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3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Heading_20_1" office:value-type="string" calcext:value-type="string">
            <text:p>Tomatensuppe mit Rei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Portionen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Zutaten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maten</text:p>
          </table:table-cell>
          <table:table-cell table:formula="of:=2.5*[.$B$3]" office:value-type="float" office:value="10" calcext:value-type="float">
            <text:p>10</text:p>
          </table:table-cell>
          <table:table-cell office:value-type="string" calcext:value-type="string">
            <text:p>Stk.</text:p>
          </table:table-cell>
          <table:table-cell table:formula="of:=300*[.$B$3]" office:value-type="float" office:value="1200" calcext:value-type="float">
            <text:p>1200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e Zwiebeln</text:p>
          </table:table-cell>
          <table:table-cell table:formula="of:=0.5*[.$B$3]" office:value-type="float" office:value="2" calcext:value-type="float">
            <text:p>2</text:p>
          </table:table-cell>
          <table:table-cell office:value-type="string" calcext:value-type="string">
            <text:p>Stk.</text:p>
          </table:table-cell>
          <table:table-cell table:formula="of:=40*[.$B$3]"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nittlauch</text:p>
          </table:table-cell>
          <table:table-cell table:formula="of:=0.25*[.$B$3]"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kosmilch</text:p>
          </table:table-cell>
          <table:table-cell table:formula="of:=2*[.$B$3]" office:value-type="float" office:value="8" calcext:value-type="float">
            <text:p>8</text:p>
          </table:table-cell>
          <table:table-cell office:value-type="string" calcext:value-type="string">
            <text:p>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maten, gehackt</text:p>
          </table:table-cell>
          <table:table-cell table:formula="of:=155*[.$B$3]" office:value-type="float" office:value="620" calcext:value-type="float">
            <text:p>62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maten,passiert</text:p>
          </table:table-cell>
          <table:table-cell table:formula="of:=95*[.$B$3]" office:value-type="float" office:value="380" calcext:value-type="float">
            <text:p>380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müsebrühe</text:p>
          </table:table-cell>
          <table:table-cell table:formula="of:=125*[.$B$3]"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is</text:p>
          </table:table-cell>
          <table:table-cell table:formula="of:=45*[.$B$3]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rypaste, rot</text:p>
          </table:table-cell>
          <table:table-cell table:formula="of:=0.25*[.$B$3]"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reuzkümmel</text:p>
          </table:table-cell>
          <table:table-cell table:formula="of:=0.25*[.$B$3]"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gwer</text:p>
          </table:table-cell>
          <table:table-cell table:formula="of:=1.5*[.$B$3]" office:value-type="float" office:value="6" calcext:value-type="float">
            <text:p>6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noblauch</text:p>
          </table:table-cell>
          <table:table-cell table:formula="of:=0.5*[.$B$3]" office:value-type="float" office:value="2" calcext:value-type="float">
            <text:p>2</text:p>
          </table:table-cell>
          <table:table-cell office:value-type="string" calcext:value-type="string">
            <text:p>Zehe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3" office:value-type="string" calcext:value-type="string">
            <text:p>1) Zwiebel, Knoblauch und Ingwer kleinhacken und in eine Schüssel geb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2) Tomaten würfeln, Schnittlauch feinhacken und in eine zweite Schüssel geb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3) Öl bei mittlerer Hitze erhitzen, Kreuzkümmel und Currypaste dazugeben und ca. 2 Min. anröst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4) Knoblauch, Zwiebeln und Ingwer dazugeben und anbraten, bis die Zwiebeln glasig sind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5) Die gewürfelten Tomaten und den Schnittlauch mit in den Topf geben und für ca. 3 Min. mit anschmor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6) Den Reis dazugeben und ca. 1-2 Min. mit anbraten. Mit der Gemüsebrühe und den passierten/stückigen Tomaten aufgieß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7) Auf mittlerer Stufe unter gelegentlichem Rühren ca. 15 Min. köcheln lassen, bis der Reis gar ist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8) Die Hitze abdrehen und die Kokosmilch einrühren. Mit Salz und Pfeffer abschmecken.</text:p>
          </table:table-cell>
          <table:table-cell table:style-name="ce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2:11:29.6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4:33.782000000</meta:creation-date>
    <meta:generator>LibreOffice/6.1.0.3$Windows_X86_64 LibreOffice_project/efb621ed25068d70781dc026f7e9c5187a4decd1</meta:generator>
    <dc:date>2020-03-28T12:12:34.551000000</dc:date>
    <meta:editing-duration>PT1H14M47S</meta:editing-duration>
    <meta:editing-cycles>18</meta:editing-cycles>
    <meta:document-statistic meta:table-count="1" meta:cell-count="52" meta:object-count="0"/>
  </office:meta>
</office:document-meta>
</file>